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ba574" officeooo:paragraph-rsid="001ba574"/>
    </style:style>
    <style:style style:name="P3" style:family="paragraph" style:parent-style-name="Standard">
      <style:paragraph-properties fo:text-align="center" style:justify-single-word="false"/>
      <style:text-properties officeooo:rsid="001ba574" officeooo:paragraph-rsid="001ba574"/>
    </style:style>
    <style:style style:name="P4" style:family="paragraph" style:parent-style-name="Standard">
      <style:text-properties fo:font-style="italic" officeooo:rsid="001ba574" officeooo:paragraph-rsid="001ba574" style:font-style-asian="italic" style:font-style-complex="italic"/>
    </style:style>
    <style:style style:name="P5" style:family="paragraph" style:parent-style-name="Standard">
      <style:text-properties officeooo:rsid="001d248e" officeooo:paragraph-rsid="001d248e"/>
    </style:style>
    <style:style style:name="P6" style:family="paragraph" style:parent-style-name="Standard">
      <style:text-properties officeooo:rsid="001d248e" officeooo:paragraph-rsid="001d9805"/>
    </style:style>
    <style:style style:name="P7" style:family="paragraph" style:parent-style-name="Standard">
      <style:text-properties officeooo:rsid="001d9805" officeooo:paragraph-rsid="001d9805"/>
    </style:style>
    <style:style style:name="P8" style:family="paragraph" style:parent-style-name="Standard">
      <style:text-properties officeooo:rsid="001d9805" officeooo:paragraph-rsid="001efe5e"/>
    </style:style>
    <style:style style:name="P9" style:family="paragraph" style:parent-style-name="Standard">
      <style:text-properties officeooo:rsid="001efe5e" officeooo:paragraph-rsid="001efe5e"/>
    </style:style>
    <style:style style:name="P10" style:family="paragraph" style:parent-style-name="Standard">
      <style:text-properties officeooo:rsid="001f2677" officeooo:paragraph-rsid="001f2677"/>
    </style:style>
    <style:style style:name="P11" style:family="paragraph" style:parent-style-name="Standard">
      <style:text-properties officeooo:rsid="0020388d" officeooo:paragraph-rsid="0020388d"/>
    </style:style>
    <style:style style:name="P12" style:family="paragraph" style:parent-style-name="Standard">
      <style:text-properties officeooo:rsid="00207bef" officeooo:paragraph-rsid="00207bef"/>
    </style:style>
    <style:style style:name="P13" style:family="paragraph" style:parent-style-name="Standard">
      <style:text-properties officeooo:rsid="002245b0" officeooo:paragraph-rsid="002245b0"/>
    </style:style>
    <style:style style:name="P14" style:family="paragraph" style:parent-style-name="Standard">
      <style:text-properties officeooo:rsid="0023c501" officeooo:paragraph-rsid="0023c50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officeooo:rsid="001d248e"/>
    </style:style>
    <style:style style:name="T4" style:family="text">
      <style:text-properties officeooo:rsid="001d980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9805" style:font-style-asian="italic" style:font-style-complex="italic"/>
    </style:style>
    <style:style style:name="T7" style:family="text">
      <style:text-properties officeooo:rsid="001efe5e"/>
    </style:style>
    <style:style style:name="T8" style:family="text">
      <style:text-properties officeooo:rsid="001f2677"/>
    </style:style>
    <style:style style:name="T9" style:family="text">
      <style:text-properties officeooo:rsid="0020388d"/>
    </style:style>
    <style:style style:name="T10" style:family="text">
      <style:text-properties officeooo:rsid="00207bef"/>
    </style:style>
    <style:style style:name="T11" style:family="text">
      <style:text-properties officeooo:rsid="002245b0"/>
    </style:style>
    <style:style style:name="T12" style:family="text">
      <style:text-properties officeooo:rsid="0023c501"/>
    </style:style>
    <style:style style:name="T13" style:family="text">
      <style:text-properties fo:color="#000000" loext:opacity="100%" style:font-name="Menlo-Regular" fo:font-size="11pt" officeooo:rsid="0023c501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atural Loneliness</text:p>
      <text:p text:style-name="P3">by Sven Nilsen, 2022</text:p>
      <text:p text:style-name="P2"/>
      <text:p text:style-name="P4">In this paper I present a formal definition of “loneliness” for natural numbers.</text:p>
      <text:p text:style-name="P2"/>
      <text:p text:style-name="P2">In mathematical research on number theory, such as prime gap<text:span text:style-name="T2"><text:reference-ref text:reference-format="text" text:ref-name="prime gap">[1]</text:reference-ref></text:span>, there is an invested interest in proofs of gaps of some kind. Mathematicians continue working on these problems full time, in particular focusing on prime numbers. Given a such large amount of effort into this direction, it might be worth taking a step back and asking whether “gaps” in general are well understood. <text:span text:style-name="T3">Perhaps examining the general nature of these problems could reveal new insights usable in proofs.</text:span></text:p>
      <text:p text:style-name="P2"/>
      <text:p text:style-name="P5">What is a “gap” in general for natural numbers? The word “gap” often implies some sort of one-dimensional continuous absence of some property. However, this can be misleading because the utility of such gaps in mathematics are in relation to particular objects, e.g. natural numbers. I believe a better word to describe this mathematical nature in general is “loneliness”. Loneliness provides an intuition of how gaps work, without the restriction to a particular form of dimensionality.</text:p>
      <text:p text:style-name="P5"/>
      <text:p text:style-name="P5">However, a such definition of loneliness for natural number must be <text:span text:style-name="T5">precise</text:span>, due to research purposes, but also <text:span text:style-name="T5">simple</text:span>: There is little use of a definition if nobody can wrap their head around it.</text:p>
      <text:p text:style-name="P7">Furthermore, this definition should also be <text:span text:style-name="T5">efficient</text:span>. Number search using computer algorithms should have as low complexity as possible, assuming the generality nature of the research interest.</text:p>
      <text:p text:style-name="P5"/>
      <text:p text:style-name="P5">I suggest the following definition for “natural loneliness” <text:span text:style-name="T4">that is </text:span><text:span text:style-name="T6">precise</text:span><text:span text:style-name="T4">, </text:span><text:span text:style-name="T6">simple</text:span><text:span text:style-name="T4"> and </text:span><text:span text:style-name="T6">efficient</text:span>:</text:p>
      <text:p text:style-name="P5"/>
      <text:p text:style-name="P5"><text:tab/>(f, g, h)<text:tab/>Natural loneliness is a triple of <text:span text:style-name="T4">two </text:span>functions <text:span text:style-name="T4">`f, g` and a list `h`</text:span></text:p>
      <text:p text:style-name="P6"/>
      <text:p text:style-name="P6"><text:tab/>∀ <text:span text:style-name="T4">n { </text:span>h<text:span text:style-name="T4">[n]</text:span> = min x { g(x) <text:span text:style-name="Citation">⋀</text:span> ∀ i [0, n) { ¬g(f(i, x)) } } <text:span text:style-name="T4">}</text:span></text:p>
      <text:p text:style-name="P5"/>
      <text:p text:style-name="P5"><text:tab/>f : ℕ × ℕ → ℕ<text:line-break/><text:tab/>g : ℕ → <text:span text:style-name="Citation">𝔹</text:span><text:line-break/><text:tab/><text:span text:style-name="T4">h : [ℕ]</text:span></text:p>
      <text:p text:style-name="P5"/>
      <text:p text:style-name="P8">The first parameter of `f` is used as a continuous of absence of some property `g`.</text:p>
      <text:p text:style-name="P8"><text:span text:style-name="T7">This is the “gap” that is studied for primes in number theory.</text:span></text:p>
      <text:p text:style-name="P7"/>
      <text:p text:style-name="P9">The function `g` defines the property of the set of numbers of interest, e.g. `prime`.</text:p>
      <text:p text:style-name="P9"/>
      <text:p text:style-name="P9">The list `h` follows from the definition of `f` and `g`.</text:p>
      <text:p text:style-name="P9">For example, in the case of prime gaps, it contains the smallest prime that has a gap of at least `n` places to the next prime.</text:p>
      <text:p text:style-name="P9"/>
      <text:p text:style-name="P9">Notice that such lists can be incomplete while satisfying the definition of natural loneliness.</text:p>
      <text:p text:style-name="P9">This is intended, since incomplete knowledge is important to be reflected upon using mathematics.</text:p>
      <text:p text:style-name="P9"/>
      <text:p text:style-name="P9">One trivial way of constructing such triples is to use an empty list:</text:p>
      <text:p text:style-name="P9"/>
      <text:p text:style-name="P9"><text:tab/>∀ f, g { (f, g, []) }</text:p>
      <text:p text:style-name="P9"/>
      <text:p text:style-name="P9">This encodes the intuition that in order to understand natural loneliness, one needs proofs.</text:p>
      <text:p text:style-name="P9"><text:soft-page-break/>Natural loneliness is a <text:span text:style-name="T5">simple</text:span> definition due to <text:span text:style-name="T8">the ability to reason about the overall property of loneliness in some discrete space using a single triple.</text:span></text:p>
      <text:p text:style-name="P9"/>
      <text:p text:style-name="P10">For example, if `h(n) = x`, then it is known that all numbers smaller than `x` that is in `g` will have “neighbours” in the range `[0, n)`. It is known how to construct these neighbours by using `f`.</text:p>
      <text:p text:style-name="P10"/>
      <text:p text:style-name="P10">A lot of the complexity is ignored, by trading it for a linear search given some `x`.</text:p>
      <text:p text:style-name="P10"/>
      <text:p text:style-name="P10">This way of storing information about the discrete space gives back a lot of information compared to the simplicity of the format which stores the knowledge. The definition is <text:span text:style-name="T5">simple</text:span>, yet useful.</text:p>
      <text:p text:style-name="P10"/>
      <text:p text:style-name="P10">Natural loneliness is an <text:span text:style-name="T5">efficient</text:span> definition to the ability to reuse previous knowledge, when doing number search with computer algorithms, to extend the <text:span text:style-name="T9">current </text:span>state of knowledge. </text:p>
      <text:p text:style-name="P10"/>
      <text:p text:style-name="P11">The next step of searching requires only checking a single case, which is:</text:p>
      <text:p text:style-name="P11"/>
      <text:p text:style-name="P11"><text:tab/>g(f(n, x))</text:p>
      <text:p text:style-name="P11"/>
      <text:p text:style-name="P11">If this is `true`, then one must expand the search to larger numbers than `x`.</text:p>
      <text:p text:style-name="P11">If this is `false`, then one knows `h[n] = x` and can immediately increment `n` for the next search.</text:p>
      <text:p text:style-name="P11"/>
      <text:p text:style-name="P11">Most complexity is contained within the problem of finding the next e.g. prime.</text:p>
      <text:p text:style-name="P11">This sort of complexity is well understood and fits current mathematical research.</text:p>
      <text:p text:style-name="P11"/>
      <text:p text:style-name="P11">This means there is very little complexity in the definition that adds inefficiency.</text:p>
      <text:p text:style-name="P11">Therefore, this definition of natural loneliness is <text:span text:style-name="T5">efficient</text:span>.</text:p>
      <text:p text:style-name="P11"/>
      <text:p text:style-name="P11">A simple example of natural loneliness, is that `2` is the only even prime, <text:span text:style-name="T11">encoded as the triple</text:span>:</text:p>
      <text:p text:style-name="P11"/>
      <text:p text:style-name="P11"><text:tab/>(\(n, x) = x + 1 + 2 · n, prime, [2, <text:span text:style-name="T10">3, 3, 3, 3, …</text:span>])</text:p>
      <text:p text:style-name="P11"/>
      <text:p text:style-name="P12">Since `2` is the first prime, it is the first number in the list of range `[0, 0)`.</text:p>
      <text:p text:style-name="P12"/>
      <text:p text:style-name="P12">When searching for the next number, one checks `f(0, 2) = 3`, which is a prime.</text:p>
      <text:p text:style-name="P12">This means `2` is not lonely for the range `[0, 1)`.</text:p>
      <text:p text:style-name="P12">A higher prime number than `2` is needed.</text:p>
      <text:p text:style-name="P12">For any `n`, prime(f(n, 3)) = false`.</text:p>
      <text:p text:style-name="P13">This means that the list will be infinite, but repeat `3` forever.</text:p>
      <text:p text:style-name="P13"/>
      <text:p text:style-name="P13">Notice how there is no explicit mentioning of “even” or “odd” primes.</text:p>
      <text:p text:style-name="P13">However, one can prove from the definition of `f` that no even number greater than `3` is a prime.</text:p>
      <text:p text:style-name="P13">Since the next even number after `3` is also the next even number after `2`,</text:p>
      <text:p text:style-name="P13">this implies that no even number greater than `2` is a prime.</text:p>
      <text:p text:style-name="P13"/>
      <text:p text:style-name="P13">The triple encodes knowledge about “loneliness” o<text:span text:style-name="T12">f even primes, even if this knowledge is not directly expressed, it can be proved with relatively few extra steps.</text:span></text:p>
      <text:p text:style-name="P13"/>
      <text:p text:style-name="P14">Both the prime gap and even primes can be encoded using such triples.</text:p>
      <text:p text:style-name="P14"/>
      <text:p text:style-name="P14">It also holds for more complex cases, such as flipping a bit `n` in the binary representation.</text:p>
      <text:p text:style-name="Standard"><text:span text:style-name="T12">For example, in this case, `h(60) =</text:span> 3181<text:span text:style-name="T12">`</text:span>. <text:span text:style-name="T12">This means all primes below `3181` have a neighbour prime by flipping one of the first 60 bits. In this sense, `3181` is the most lonely prime up to 60 bits.</text:span></text:p>
      <text:h text:style-name="P1" text:outline-level="3">References:</text:h>
      <text:p text:style-name="P2"/>
      <text:p text:style-name="P2"><text:reference-mark-start text:name="prime gap"/>[1]<text:reference-mark-end text:name="prime gap"/><text:tab/>“Prime gap”</text:p>
      <text:p text:style-name="P2"><text:tab/>Wikipedia</text:p>
      <text:p text:style-name="P2"><text:tab/><text:a xlink:type="simple" xlink:href="https://en.wikipedia.org/wiki/Prime_gap" text:style-name="Internet_20_link" text:visited-style-name="Visited_20_Internet_20_Link"><text:span text:style-name="T1">https://en.wikipedia.org/wiki/Prime_gap</text:span>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4T12:07:19.117578272</meta:creation-date>
    <dc:date>2022-03-24T13:55:32.989088758</dc:date>
    <meta:editing-duration>PT10M40S</meta:editing-duration>
    <meta:editing-cycles>1</meta:editing-cycles>
    <meta:document-statistic meta:table-count="0" meta:image-count="0" meta:object-count="0" meta:page-count="3" meta:paragraph-count="54" meta:word-count="945" meta:character-count="5338" meta:non-whitespace-character-count="4436"/>
    <meta:generator>LibreOffice/7.2.2.2$MacOSX_X86_64 LibreOffice_project/02b2acce88a210515b4a5bb2e46cbfb63fe97d56</meta:generator>
  </office:meta>
</office:document-meta>
</file>